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3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19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7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1.92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5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8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1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1.1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  <style:text-properties style:text-position="33% 58%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2a6099" loext:opacity="100%" fo:font-size="16pt" fo:font-style="italic" style:font-size-asian="16pt" style:font-style-asian="italic" style:font-size-complex="16pt" style:font-style-complex="italic"/>
    </style:style>
    <style:style style:name="T4" style:family="text">
      <style:text-properties fo:color="#2a6099" loext:opacity="100%" fo:font-style="italic" style:font-style-asian="italic" style:font-style-complex="italic"/>
    </style:style>
    <style:style style:name="T5" style:family="text">
      <style:text-properties fo:color="#158466" loext:opacity="100%" fo:font-style="italic" style:font-style-asian="italic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8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2a6099" loext:opacity="100%" fo:font-size="11pt" fo:font-style="italic" style:font-size-asian="11pt" style:font-style-asian="italic" style:font-size-complex="11pt" style:font-style-complex="italic"/>
    </style:style>
    <style:style style:name="T10" style:family="text">
      <style:text-properties fo:color="#2a6099" loext:opacity="100%" fo:font-size="18pt" fo:font-style="italic" style:font-style-asian="italic" style:font-style-complex="italic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158466" loext:opacity="100%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2a6099" loext:opacity="100%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color="#2a6099" loext:opacity="100%" fo:font-size="15pt" fo:font-style="italic" style:font-size-asian="15pt" style:font-style-asian="italic" style:font-size-complex="15pt" style:font-style-complex="italic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color="#2a6099" loext:opacity="100%"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2a6099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2a6099" loext:opacity="100%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color="#2a6099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color="#2a6099" loext:opacity="100%" fo:font-size="13pt" fo:font-style="italic" style:font-size-asian="13pt" style:font-style-asian="italic" style:font-size-complex="13pt" style:font-style-complex="italic"/>
    </style:style>
    <style:style style:name="T3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2pt" fo:font-style="italic" fo:text-shadow="none" style:text-underline-style="none" fo:font-weight="normal" style:letter-kerning="true" style:font-size-asian="12pt" style:font-style-asian="italic" style:font-weight-asian="normal" style:font-size-complex="1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13pt" fo:font-style="italic" fo:text-shadow="none" style:text-underline-style="none" fo:font-weight="normal" style:letter-kerning="true" style:font-size-asian="13pt" style:font-style-asian="italic" style:font-weight-asian="normal" style:font-size-complex="13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loext:opacity="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35" style:family="text">
      <style:text-properties fo:color="#000000" loext:opacity="100%" fo:font-size="13pt" fo:font-style="normal" style:font-size-asian="13pt" style:font-style-asian="normal" style:font-size-complex="13pt" style:font-style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2a6099" loext:opacity="100%" fo:font-size="11pt" style:font-size-asian="11pt" style:font-size-complex="11pt"/>
    </style:style>
    <style:style style:name="T38" style:family="text">
      <style:text-properties fo:color="#2a6099" loext:opacity="100%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JavaScript Array Ite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3" draw:layer="layout" svg:width="26cm" svg:height="0.962cm" svg:x="1cm" svg:y="3cm">
          <draw:text-box>
            <text:p>Array iteration methods operate on every array item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forEach()</text:p>
          </draw:text-box>
        </draw:frame>
        <draw:frame draw:style-name="gr3" draw:text-style-name="P3" draw:layer="layout" svg:width="25.5cm" svg:height="13.049cm" svg:x="0.2cm" svg:y="2.228cm">
          <draw:text-box>
            <text:p><text:span text:style-name="T1">The forEach() method calls a function (a callback function) once for each array element.</text:span></text:p>
            <text:p/>
            <text:p><text:span text:style-name="T2">Example</text:span></text:p>
            <text:p><text:span text:style-name="T3">const numbers = [45, 4, 9, 16, 25];</text:span></text:p>
            <text:p><text:span text:style-name="T3">let txt = "";</text:span></text:p>
            <text:p><text:span text:style-name="T3">numbers.forEach(myFunction);</text:span></text:p>
            <text:p><text:span text:style-name="T4"/></text:p>
            <text:p><text:span text:style-name="T3">function myFunction(value, index, array) {</text:span></text:p>
            <text:p><text:span text:style-name="T3"><text:s text:c="2"/></text:span><text:span text:style-name="T3">txt += value + "&lt;br&gt;";</text:span></text:p>
            <text:p><text:span text:style-name="T3">}</text:span></text:p>
            <text:p><text:span text:style-name="T3">Here myFunction() is our callback function. </text:span></text:p>
            <text:p><text:span text:style-name="T3">What is callback function: a function that we pass as parameter to another function.</text:span></text:p>
            <text:p><text:span text:style-name="T3"/></text:p>
            <text:p><text:span text:style-name="T1">Note that the function takes 3 arguments:</text:span></text:p>
            <text:p><text:span text:style-name="T1"><text:s text:c="4"/></text:span><text:span text:style-name="T1">The item value</text:span></text:p>
            <text:p><text:span text:style-name="T1"><text:s text:c="4"/></text:span><text:span text:style-name="T1">The item index</text:span></text:p>
            <text:p><text:span text:style-name="T1"><text:s text:c="4"/></text:span><text:span text:style-name="T1">The array itself</text:span></text:p>
            <text:p/>
            <text:p><text:span text:style-name="T1">The example above uses only the value parameter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xercise: Creating an HTML list of names</text:p>
          </draw:text-box>
        </draw:frame>
        <draw:frame draw:style-name="gr4" draw:text-style-name="P4" draw:layer="layout" svg:width="26.5cm" svg:height="9.494cm" svg:x="0.5cm" svg:y="2.5cm">
          <draw:text-box>
            <text:p><text:span text:style-name="T4">let names = ['Jim', 'John', 'Jack', 'Jones']</text:span></text:p>
            <text:p><text:span text:style-name="T4"/></text:p>
            <text:p><text:span text:style-name="T4">let myHTML = '&lt;ol&gt;';</text:span></text:p>
            <text:p><text:span text:style-name="T4"/></text:p>
            <text:p><text:span text:style-name="T4">function myFunction(value, index, array) {</text:span></text:p>
            <text:p><text:span text:style-name="T4"><text:s text:c="2"/></text:span><text:span text:style-name="T4">myHTML += ("&lt;li&gt;" + value + "&lt;/li&gt;")</text:span></text:p>
            <text:p><text:span text:style-name="T4">}</text:span></text:p>
            <text:p><text:span text:style-name="T4"/></text:p>
            <text:p><text:span text:style-name="T4">names.forEach(myFunction)</text:span></text:p>
            <text:p><text:span text:style-name="T4"/></text:p>
            <text:p><text:span text:style-name="T4">myHTML += "&lt;/ol&gt;"</text:span></text:p>
            <text:p><text:span text:style-name="T4"/></text:p>
            <text:p><text:span text:style-name="T5">"&lt;ol&gt;&lt;li&gt;Jim&lt;/li&gt;&lt;li&gt;John&lt;/li&gt;&lt;li&gt;Jack&lt;/li&gt;&lt;li&gt;Jones&lt;/li&gt;&lt;/ol&gt;"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map()</text:p>
          </draw:text-box>
        </draw:frame>
        <draw:frame draw:style-name="gr5" draw:text-style-name="P5" draw:layer="layout" svg:width="26cm" svg:height="11.708cm" svg:x="0.3cm" svg:y="2.1cm">
          <draw:text-box>
            <text:p><text:span text:style-name="T6">The map() method creates a new array by performing a function on each array element.</text:span></text:p>
            <text:p><text:span text:style-name="T7"/></text:p>
            <text:p><text:span text:style-name="T6">The map() method does not execute the function for array elements without values.</text:span></text:p>
            <text:p><text:span text:style-name="T7"/></text:p>
            <text:p><text:span text:style-name="T6">The map() method does not change the original array.</text:span></text:p>
            <text:p><text:span text:style-name="T7"/></text:p>
            <text:p><text:span text:style-name="T6">This example multiplies each array value by 2:</text:span></text:p>
            <text:p><text:span text:style-name="T8">Example:</text:span></text:p>
            <text:p><text:span text:style-name="T9">const numbers1 = [45, 4, 9, 16, 25];</text:span></text:p>
            <text:p><text:span text:style-name="T9">const numbers2 = numbers1.map(myFunction);</text:span></text:p>
            <text:p><text:span text:style-name="T10"/></text:p>
            <text:p><text:span text:style-name="T9">function myFunction(value, index, array) {</text:span></text:p>
            <text:p><text:span text:style-name="T9"><text:s text:c="2"/></text:span><text:span text:style-name="T9">return value * 2;</text:span></text:p>
            <text:p><text:span text:style-name="T9">} /* What we are returning from myFunction() is going to variable ‘numbers2’. */</text:span></text:p>
            <text:p><text:span text:style-name="T7"/></text:p>
            <text:p><text:span text:style-name="T6">Note that the function takes 3 arguments:</text:span></text:p>
            <text:p><text:span text:style-name="T7"/></text:p>
            <text:p><text:span text:style-name="T6"><text:s text:c="4"/></text:span><text:span text:style-name="T6">The item value</text:span></text:p>
            <text:p><text:span text:style-name="T6"><text:s text:c="4"/></text:span><text:span text:style-name="T6">The item index</text:span></text:p>
            <text:p><text:span text:style-name="T6"><text:s text:c="4"/></text:span><text:span text:style-name="T6">The array itself</text:span></text:p>
            <text:p><text:span text:style-name="T7"/></text:p>
            <text:p><text:span text:style-name="T8">When a callback function uses only the value parameter, the index and array parameters can be omitted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xercise: Square root of every number</text:p>
          </draw:text-box>
        </draw:frame>
        <draw:frame draw:style-name="gr6" draw:text-style-name="P3" draw:layer="layout" svg:width="26.5cm" svg:height="5.939cm" svg:x="0.5cm" svg:y="2.5cm">
          <draw:text-box>
            <text:p><text:span text:style-name="T4">let arr = [3, 4, 5, 6, 7, 8, 9]</text:span></text:p>
            <text:p><text:span text:style-name="T4"/></text:p>
            <text:p><text:span text:style-name="T4">arr2 = arr.map(Math.sqrt)</text:span></text:p>
            <text:p><text:span text:style-name="T4"/></text:p>
            <text:p><text:span text:style-name="T5">Array(7) [ 1.73, 2, 2.23, 2.44, 2.64, 2.82, 3 ]</text:span></text:p>
            <text:p/>
            <text:p>/* Map each element of my given array onto a new array by finding the square root of elements */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Flat Array and Nested Array</text:p>
          </draw:text-box>
        </draw:frame>
        <draw:frame draw:style-name="gr7" draw:text-style-name="P3" draw:layer="layout" svg:width="25.5cm" svg:height="3.806cm" svg:x="1cm" svg:y="3cm">
          <draw:text-box>
            <text:p><text:span text:style-name="T11">An example:</text:span></text:p>
            <text:p><text:span text:style-name="T11"/></text:p>
            <text:p><text:span text:style-name="T11">Flat array: </text:span><text:span text:style-name="T12">[ 1, 2, 3, 4, 5, 6, 7, 8 ]</text:span></text:p>
            <text:p><text:span text:style-name="T12"/></text:p>
            <text:p><text:span text:style-name="T13">Nested array:</text:span><text:span text:style-name="T14"> </text:span><text:span text:style-name="T15"><text:s/>[[1,2], [3,4], [5,6], [7,8]]</text:span><text:span text:style-name="T12"> </text:span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flatMap()</text:p>
          </draw:text-box>
        </draw:frame>
        <draw:frame draw:style-name="gr7" draw:text-style-name="P3" draw:layer="layout" svg:width="25.5cm" svg:height="3.806cm" svg:x="1cm" svg:y="3cm">
          <draw:text-box>
            <text:p>The flatMap() method first maps all elements of an array and then creates a new array by flattening the array.</text:p>
            <text:p>Example</text:p>
            <text:p>const myArr = [1, 2, 3, 4, 5, 6];</text:p>
            <text:p>const newArr = myArr.flatMap((x) =&gt; x * 2);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</text:p>
          </draw:text-box>
        </draw:frame>
        <draw:frame draw:style-name="gr8" draw:text-style-name="P3" draw:layer="layout" svg:width="25cm" svg:height="5.228cm" svg:x="1cm" svg:y="2.5cm">
          <draw:text-box>
            <text:p text:style-name="P7">Flatten a given array with and without using flatMap():</text:p>
            <text:p text:style-name="P7"/>
            <text:p><text:span text:style-name="T15">let arr_nested = [[1,2], [3,4], [5,6], [7,8]]</text:span></text:p>
            <text:p><text:span text:style-name="T15"/></text:p>
            <text:p><text:span text:style-name="T15">arr_nested.flatMap((value, index, array) =&gt; value)</text:span></text:p>
            <text:p/>
            <text:p><text:span text:style-name="T12">Array(8) [ 1, 2, 3, 4, 5, 6, 7, 8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filter()</text:p>
          </draw:text-box>
        </draw:frame>
        <draw:frame draw:style-name="gr9" draw:text-style-name="P8" draw:layer="layout" svg:width="27.5cm" svg:height="12.584cm" svg:x="0.5cm" svg:y="2cm">
          <draw:text-box>
            <text:p><text:span text:style-name="T16">The filter() method creates a new array with array elements that pass a test.</text:span></text:p>
            <text:p/>
            <text:p><text:span text:style-name="T16">This example creates a new array from elements with a value larger than 18:</text:span></text:p>
            <text:p><text:span text:style-name="T16">Example</text:span></text:p>
            <text:p><text:span text:style-name="T17">const numbers = [45, 4, 9, 16, 25];</text:span></text:p>
            <text:p><text:span text:style-name="T17">const over18 = numbers.filter(myFunction);</text:span></text:p>
            <text:p><text:span text:style-name="T4"/></text:p>
            <text:p><text:span text:style-name="T17">function myFunction(value, index, array) {</text:span></text:p>
            <text:p><text:span text:style-name="T17"><text:s text:c="2"/></text:span><text:span text:style-name="T17">return value &gt; 18;</text:span></text:p>
            <text:p><text:span text:style-name="T17">}</text:span></text:p>
            <text:p><text:span text:style-name="T16">Here again, our callback function is myFunction()</text:span></text:p>
            <text:p/>
            <text:p><text:span text:style-name="T16">Note that the function takes 3 arguments:</text:span></text:p>
            <text:p/>
            <text:p><text:span text:style-name="T16"><text:s text:c="4"/></text:span><text:span text:style-name="T16">The item value</text:span></text:p>
            <text:p><text:span text:style-name="T16"><text:s text:c="4"/></text:span><text:span text:style-name="T16">The item index</text:span></text:p>
            <text:p><text:span text:style-name="T16"><text:s text:c="4"/></text:span><text:span text:style-name="T16">The array itself</text:span></text:p>
            <text:p/>
            <text:p><text:span text:style-name="T16">In the example above, the callback function does not use the index and array parameters, so they can be omitt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18">Return values of callback function for forEach(), map() and filter()</text:span></text:p>
          </draw:text-box>
        </draw:frame>
        <draw:frame draw:style-name="gr7" draw:text-style-name="P3" draw:layer="layout" svg:width="25cm" svg:height="3.806cm" svg:x="1cm" svg:y="3cm">
          <draw:text-box>
            <text:p># Callback function of forEach(): not returning anything</text:p>
            <text:p/>
            <text:p># Callback function of map(): returns modified value</text:p>
            <text:p/>
            <text:p># Callback function of filter(): returns true or false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reduce()</text:p>
          </draw:text-box>
        </draw:frame>
        <draw:frame draw:style-name="gr10" draw:text-style-name="P3" draw:layer="layout" svg:width="27.5cm" svg:height="11.627cm" svg:x="0.2cm" svg:y="2.2cm">
          <draw:text-box>
            <text:p><text:span text:style-name="T19">The reduce() method runs a function on each array element to produce (reduce it to) a single value.</text:span></text:p>
            <text:p/>
            <text:p><text:span text:style-name="T19">The reduce() method works from left-to-right in the array. See also reduceRight().</text:span></text:p>
            <text:p/>
            <text:p><text:span text:style-name="T19">The reduce() method does not reduce the original array.</text:span></text:p>
            <text:p/>
            <text:p><text:span text:style-name="T19">This example finds the sum of all numbers in an array:</text:span></text:p>
            <text:p><text:span text:style-name="T19">Example</text:span></text:p>
            <text:p><text:span text:style-name="T20">const numbers = [45, 4, 9, 16, 25];</text:span></text:p>
            <text:p><text:span text:style-name="T20">let sum = numbers.reduce(myFunction);</text:span></text:p>
            <text:p><text:span text:style-name="T4"/></text:p>
            <text:p><text:span text:style-name="T20">function myFunction(total, value, index, array) {</text:span></text:p>
            <text:p><text:span text:style-name="T20"><text:s text:c="2"/></text:span><text:span text:style-name="T20">return total + value;</text:span></text:p>
            <text:p><text:span text:style-name="T20">}</text:span></text:p>
            <text:p/>
            <text:p><text:span text:style-name="T19">Note that the function takes 4 arguments:</text:span></text:p>
            <text:p/>
            <text:p><text:span text:style-name="T19"><text:s text:c="4"/></text:span><text:span text:style-name="T19">The total (the initial value / previously returned value)</text:span></text:p>
            <text:p><text:span text:style-name="T19"><text:s text:c="4"/></text:span><text:span text:style-name="T19">The item value</text:span></text:p>
            <text:p><text:span text:style-name="T19"><text:s text:c="4"/></text:span><text:span text:style-name="T19">The item index</text:span></text:p>
            <text:p><text:span text:style-name="T19"><text:s text:c="4"/></text:span><text:span text:style-name="T19">The array itself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11" draw:text-style-name="P3" draw:layer="layout" svg:width="27.5cm" svg:height="10.442cm" svg:x="0.5cm" svg:y="2.5cm">
          <draw:text-box>
            <text:p text:style-name="P7"><text:span text:style-name="T19">The example above does not use the index and array parameters. It can be rewritten to:</text:span></text:p>
            <text:p text:style-name="P7"><text:span text:style-name="T21">Example</text:span></text:p>
            <text:p text:style-name="P7"><text:span text:style-name="T22">const numbers = [45, 4, 9, 16, 25];</text:span></text:p>
            <text:p text:style-name="P7"><text:span text:style-name="T22">let sum = numbers.reduce(myFunction);</text:span></text:p>
            <text:p text:style-name="P7"><text:span text:style-name="T23"/></text:p>
            <text:p text:style-name="P7"><text:span text:style-name="T22">function myFunction(total, value) {</text:span></text:p>
            <text:p text:style-name="P7"><text:span text:style-name="T22"><text:s text:c="2"/></text:span><text:span text:style-name="T22">return total + value;</text:span></text:p>
            <text:p text:style-name="P7"><text:span text:style-name="T22">}</text:span></text:p>
            <text:p text:style-name="P7"><text:span text:style-name="T24"/></text:p>
            <text:p text:style-name="P7"><text:span text:style-name="T19">The reduce() method can accept an initial value:</text:span></text:p>
            <text:p text:style-name="P7"><text:span text:style-name="T19"/></text:p>
            <text:p text:style-name="P7"><text:span text:style-name="T21">Example</text:span></text:p>
            <text:p text:style-name="P7"><text:span text:style-name="T19"/></text:p>
            <text:p text:style-name="P7"><text:span text:style-name="T20">const numbers = [45, 4, 9, 16, 25];</text:span></text:p>
            <text:p text:style-name="P7"><text:span text:style-name="T20">let sum = numbers.reduce(</text:span><text:span text:style-name="T25">myFunction</text:span><text:span text:style-name="T20">, 100); <text:s/></text:span></text:p>
            <text:p text:style-name="P7"><text:span text:style-name="T20">/* The ‘100’ here is the initial value */</text:span></text:p>
            <text:p text:style-name="P7"><text:span text:style-name="T4"/></text:p>
            <text:p text:style-name="P7"><text:span text:style-name="T20">function </text:span><text:span text:style-name="T25">myFunction</text:span><text:span text:style-name="T20">(total, value) {</text:span></text:p>
            <text:p text:style-name="P7"><text:span text:style-name="T20"><text:s text:c="2"/></text:span><text:span text:style-name="T20">return total + value;</text:span></text:p>
            <text:p text:style-name="P7"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26">Subtraction using reduce() with and without initial value</text:span></text:p>
          </draw:text-box>
        </draw:frame>
        <draw:frame draw:style-name="gr12" draw:text-style-name="P3" draw:layer="layout" svg:width="19.5cm" svg:height="11.021cm" svg:x="0.4cm" svg:y="2.1cm">
          <draw:text-box>
            <text:p><text:span text:style-name="T27">numbers = [175, 50, 25];</text:span></text:p>
            <text:p><text:span text:style-name="T27">total = numbers.reduce(</text:span><text:span text:style-name="T28">myFunc</text:span><text:span text:style-name="T27">)</text:span></text:p>
            <text:p/>
            <text:p><text:span text:style-name="T27">function </text:span><text:span text:style-name="T28">myFunc</text:span><text:span text:style-name="T27">(total, num) {</text:span></text:p>
            <text:p><text:span text:style-name="T27"><text:s text:c="2"/></text:span><text:span text:style-name="T27">return total - num;</text:span></text:p>
            <text:p><text:span text:style-name="T27">}</text:span></text:p>
            <text:p/>
            <text:p><text:span text:style-name="T27">100</text:span></text:p>
            <text:p><text:span text:style-name="T27">/* By subtracting values from indices 1, 2, 3... so on from the value at first index 0. */</text:span></text:p>
            <text:p/>
            <text:p><text:span text:style-name="T27">numbers = [175, 50, 25];</text:span></text:p>
            <text:p><text:span text:style-name="T27">total = numbers.reduce(</text:span><text:span text:style-name="T28">myFunc</text:span><text:span text:style-name="T27">, 1000)</text:span></text:p>
            <text:p/>
            <text:p><text:span text:style-name="T27">function </text:span><text:span text:style-name="T28">myFunc</text:span><text:span text:style-name="T27">(total, num) {</text:span></text:p>
            <text:p><text:span text:style-name="T27"><text:s text:c="2"/></text:span><text:span text:style-name="T27">return total - num;</text:span></text:p>
            <text:p><text:span text:style-name="T27">}</text:span></text:p>
            <text:p/>
            <text:p><text:span text:style-name="T27">750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: Explain the output of the code.</text:p>
          </draw:text-box>
        </draw:frame>
        <draw:frame draw:style-name="gr13" draw:text-style-name="P3" draw:layer="layout" svg:width="27.3cm" svg:height="13.76cm" svg:x="0.2cm" svg:y="2.1cm">
          <draw:text-box>
            <text:p><text:span text:style-name="T29">const getMax = (a, b) =&gt; Math.max(a, b);</text:span></text:p>
            <text:p/>
            <text:p><text:span text:style-name="T29">// callback is invoked for each element in the array starting at index 0</text:span></text:p>
            <text:p><text:span text:style-name="T30">[1, 100].reduce(getMax, 50); // 100</text:span></text:p>
            <text:p><text:span text:style-name="T30"/></text:p>
            <text:p><text:span text:style-name="T29">[50].reduce(getMax, 10); // 50</text:span></text:p>
            <text:p/>
            <text:p><text:span text:style-name="T29">// If we have an initial value, the first two values become value from index 0 and initial value itself.</text:span></text:p>
            <text:p/>
            <text:p><text:span text:style-name="T29">// callback is invoked once for element at index 1</text:span></text:p>
            <text:p><text:span text:style-name="T29">[1, 100].reduce(getMax); // 100</text:span></text:p>
            <text:p><text:span text:style-name="T29">[1000, 100].reduce(getMax); // 1000</text:span></text:p>
            <text:p/>
            <text:p><text:span text:style-name="T29">// Above, initial value is not given, so the first two values become values at indices 0 and 1.</text:span></text:p>
            <text:p/>
            <text:p><text:span text:style-name="T29">// callback is not invoked</text:span></text:p>
            <text:p><text:span text:style-name="T29">[50].reduce(getMax); // 50</text:span></text:p>
            <text:p><text:span text:style-name="T29">[].reduce(getMax, 1); // 1</text:span></text:p>
            <text:p/>
            <text:p><text:span text:style-name="T29">[].reduce(getMax); // TypeError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xplanation</text:p>
          </draw:text-box>
        </draw:frame>
        <draw:frame draw:style-name="gr14" draw:text-style-name="P3" draw:layer="layout" svg:width="22cm" svg:height="12.177cm" svg:x="0.1cm" svg:y="2.1cm">
          <draw:text-box>
            <text:p text:style-name="P7"><text:span text:style-name="T31">const numbers = [4, 9, </text:span><text:span text:style-name="T20">45, 16, 25];</text:span></text:p>
            <text:p text:style-name="P7"><text:span text:style-name="T32">const getMax = (a, b) =&gt; Math.max(a, b);</text:span></text:p>
            <text:p text:style-name="P7"><text:span text:style-name="T31">let max = numbers.reduce(</text:span><text:span text:style-name="T30">getMax</text:span><text:span text:style-name="T20">);</text:span></text:p>
            <text:p text:style-name="P7"><text:span text:style-name="T20"/></text:p>
            <text:p text:style-name="P7"><text:span text:style-name="T33">Output:</text:span></text:p>
            <text:p text:style-name="P7"><text:span text:style-name="T34">‘</text:span><text:span text:style-name="T34">max’ is 45.</text:span></text:p>
            <text:p text:style-name="P7"><text:span text:style-name="T34"/></text:p>
            <text:p text:style-name="P7"><text:span text:style-name="T33">Explanation</text:span></text:p>
            <text:p text:style-name="P7"><text:span text:style-name="T33"/></text:p>
            <text:p text:style-name="P7"><text:span text:style-name="T34">Iteration 1: </text:span></text:p>
            <text:p text:style-name="P7"><text:span text:style-name="T34"/></text:p>
            <text:p text:style-name="P7"><text:span text:style-name="T34">4 and 9 will be compared. Value returned is maximum of 4 and 9 i.e., 9.</text:span></text:p>
            <text:p text:style-name="P7"><text:span text:style-name="T34"/></text:p>
            <text:p text:style-name="P7"><text:span text:style-name="T34">Iteration 2:</text:span></text:p>
            <text:p text:style-name="P7"><text:span text:style-name="T34"/></text:p>
            <text:p text:style-name="P7"><text:span text:style-name="T34">9 and 45 will be compared. Value returned is maximum of these two, i.e., 45.</text:span></text:p>
            <text:p text:style-name="P7"><text:span text:style-name="T34"/></text:p>
            <text:p text:style-name="P7"><text:span text:style-name="T34">Iteration 3:</text:span></text:p>
            <text:p text:style-name="P7"><text:span text:style-name="T34"/></text:p>
            <text:p text:style-name="P7"><text:span text:style-name="T34">45 and 16 will be compared. Value returned is maximum of these two, i.e., 45.</text:span></text:p>
            <text:p text:style-name="P7"><text:span text:style-name="T34"/></text:p>
            <text:p text:style-name="P7"><text:span text:style-name="T34">Iteration 4:</text:span></text:p>
            <text:p text:style-name="P7"><text:span text:style-name="T34"/></text:p>
            <text:p text:style-name="P7"><text:span text:style-name="T34">45 and 25 will be compared. Value returned is maximum of these, i.e., 45.</text:span></text:p>
            <text:p text:style-name="P7"><text:span text:style-name="T3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One more example</text:p>
          </draw:text-box>
        </draw:frame>
        <draw:frame draw:style-name="gr15" draw:text-style-name="P3" draw:layer="layout" svg:width="23.5cm" svg:height="11.202cm" svg:x="0.2cm" svg:y="2.2cm">
          <draw:text-box>
            <text:p text:style-name="P7"><text:span text:style-name="T29">const getMax = (a, b) =&gt; Math.max(a, b);</text:span></text:p>
            <text:p text:style-name="P7"/>
            <text:p text:style-name="P7"><text:span text:style-name="T29">// callback is invoked for each element in the array starting at index 0</text:span></text:p>
            <text:p text:style-name="P7"><text:span text:style-name="T30">[1, 100].reduce(getMax, 50); // 100</text:span></text:p>
            <text:p text:style-name="P7"><text:span text:style-name="T30"/></text:p>
            <text:p text:style-name="P7"><text:span text:style-name="T35">Here:</text:span></text:p>
            <text:p text:style-name="P7"><text:span text:style-name="T35"/></text:p>
            <text:p text:style-name="P7"><text:span text:style-name="T35">Iteration 1:</text:span></text:p>
            <text:p text:style-name="P7"><text:span text:style-name="T35"/></text:p>
            <text:p text:style-name="P7"><text:span text:style-name="T35">1 and 50 will compared. Value returned is maximum of 1 and 50, i.e., 50</text:span></text:p>
            <text:p text:style-name="P7"><text:span text:style-name="T35"/></text:p>
            <text:p text:style-name="P7"><text:span text:style-name="T35">Iteration 2:</text:span></text:p>
            <text:p text:style-name="P7"><text:span text:style-name="T35"/></text:p>
            <text:p text:style-name="P7"><text:span text:style-name="T35">50 and 100 will be compared. Value returned is maximum of these two, i.e., 100.</text:span></text:p>
            <text:p text:style-name="P7"><text:span text:style-name="T35"/></text:p>
            <text:p text:style-name="P7"><text:span text:style-name="T35">How we can check if ‘a’ has the returned value from each iteration?</text:span></text:p>
            <text:p text:style-name="P7"><text:span text:style-name="T35"/></text:p>
            <text:p text:style-name="P7"><text:span text:style-name="T35">function getMax (a, b) {</text:span><text:span text:style-name="T35"><text:line-break/></text:span><text:span text:style-name="T35"><text:tab/></text:span><text:span text:style-name="T35">console.log(a);</text:span></text:p>
            <text:p text:style-name="P7"><text:span text:style-name="T36"><text:tab/></text:span><text:span text:style-name="T36">return </text:span><text:span text:style-name="T35">Math.max(a, b);</text:span></text:p>
            <text:p text:style-name="P7"><text:span text:style-name="T35">} /* To track what is coming in ‘a’ *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9">JavaScript Array reduceRight()</text:p>
          </draw:text-box>
        </draw:frame>
        <draw:frame draw:style-name="gr16" draw:text-style-name="P3" draw:layer="layout" svg:width="28cm" svg:height="12.14cm" svg:x="0cm" svg:y="2cm">
          <draw:text-box>
            <text:p><text:span text:style-name="T6">The reduceRight() method runs a function on each array element to produce (reduce it to) a single value.</text:span></text:p>
            <text:p/>
            <text:p><text:span text:style-name="T6">The reduceRight() works from right-to-left in the array. See also reduce().</text:span></text:p>
            <text:p/>
            <text:p><text:span text:style-name="T6">The reduceRight() method does not reduce the original array.</text:span></text:p>
            <text:p/>
            <text:p><text:span text:style-name="T6">This example finds the sum of all numbers in an array:</text:span></text:p>
            <text:p><text:span text:style-name="T8">Example</text:span></text:p>
            <text:p><text:span text:style-name="T37">const numbers = [45, 4, 9, 16, 25];</text:span></text:p>
            <text:p><text:span text:style-name="T37">let sum = numbers.reduceRight(myFunction);</text:span></text:p>
            <text:p><text:span text:style-name="T15"/></text:p>
            <text:p><text:span text:style-name="T37">function myFunction(total, value, index, array) {</text:span></text:p>
            <text:p><text:span text:style-name="T37"><text:s text:c="2"/></text:span><text:span text:style-name="T37">return total + value;</text:span></text:p>
            <text:p><text:span text:style-name="T37">}</text:span></text:p>
            <text:p/>
            <text:p><text:span text:style-name="T6">Note that the function takes 4 arguments:</text:span></text:p>
            <text:p/>
            <text:p><text:span text:style-name="T6"><text:s text:c="4"/></text:span><text:span text:style-name="T6">The total (the initial value / previously returned value)</text:span></text:p>
            <text:p><text:span text:style-name="T6"><text:s text:c="4"/></text:span><text:span text:style-name="T6">The item value</text:span></text:p>
            <text:p><text:span text:style-name="T6"><text:s text:c="4"/></text:span><text:span text:style-name="T6">The item index</text:span></text:p>
            <text:p><text:span text:style-name="T6"><text:s text:c="4"/></text:span><text:span text:style-name="T6">The array itself</text:span></text:p>
            <text:p/>
            <text:p><text:span text:style-name="T6">The example above does not use the index and array parameter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every()</text:p>
          </draw:text-box>
        </draw:frame>
        <draw:frame draw:style-name="gr17" draw:text-style-name="P3" draw:layer="layout" svg:width="27.5cm" svg:height="11.45cm" svg:x="0cm" svg:y="2cm">
          <draw:text-box>
            <text:p><text:span text:style-name="T16">The every() method checks if all array values pass a test.</text:span></text:p>
            <text:p/>
            <text:p><text:span text:style-name="T16">This example checks if all array values are larger than 18:</text:span></text:p>
            <text:p><text:span text:style-name="T16">Example</text:span></text:p>
            <text:p><text:span text:style-name="T16">const numbers = [45, 4, 9, 16, 25];</text:span></text:p>
            <text:p><text:span text:style-name="T16">let allOver18 = numbers.every(myFunction);</text:span></text:p>
            <text:p/>
            <text:p><text:span text:style-name="T16">function myFunction(value, index, array) {</text:span></text:p>
            <text:p><text:span text:style-name="T16"><text:s text:c="2"/></text:span><text:span text:style-name="T16">return value &gt; 18;</text:span></text:p>
            <text:p><text:span text:style-name="T16">}</text:span></text:p>
            <text:p/>
            <text:p><text:span text:style-name="T16">Note that the function takes 3 arguments:</text:span></text:p>
            <text:p/>
            <text:p><text:span text:style-name="T16"><text:s text:c="4"/></text:span><text:span text:style-name="T16">The item value</text:span></text:p>
            <text:p><text:span text:style-name="T16"><text:s text:c="4"/></text:span><text:span text:style-name="T16">The item index</text:span></text:p>
            <text:p><text:span text:style-name="T16"><text:s text:c="4"/></text:span><text:span text:style-name="T16">The array itself</text:span></text:p>
            <text:p/>
            <text:p><text:span text:style-name="T16">When a callback function uses the first parameter only (value), the other parameters can be omitt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some()</text:p>
          </draw:text-box>
        </draw:frame>
        <draw:frame draw:style-name="gr18" draw:text-style-name="P3" draw:layer="layout" svg:width="27cm" svg:height="12.338cm" svg:x="0.2cm" svg:y="2.2cm">
          <draw:text-box>
            <text:p>The some() method checks if some array values pass a test.</text:p>
            <text:p/>
            <text:p>This example checks if some array values are larger than 18:</text:p>
            <text:p>Example</text:p>
            <text:p>const numbers = [45, 4, 9, 16, 25];</text:p>
            <text:p>let someOver18 = numbers.some(myFunction);</text:p>
            <text:p/>
            <text:p>function myFunction(value, index, array) {</text:p>
            <text:p><text:s text:c="2"/>return value &gt; 18;</text:p>
            <text:p>}</text:p>
            <text:p/>
            <text:p>Note that the function takes 3 arguments:</text:p>
            <text:p/>
            <text:p><text:s text:c="4"/>The item value</text:p>
            <text:p><text:s text:c="4"/>The item index</text:p>
            <text:p><text:s text:c="4"/>The array itself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indexOf()</text:p>
          </draw:text-box>
        </draw:frame>
        <draw:frame draw:style-name="gr18" draw:text-style-name="P3" draw:layer="layout" svg:width="27.5cm" svg:height="12.338cm" svg:x="0.1cm" svg:y="2.1cm">
          <draw:text-box>
            <text:p><text:span text:style-name="T1">The indexOf() method searches an array for an element value and returns its position.</text:span></text:p>
            <text:p/>
            <text:p><text:span text:style-name="T1">Note: The first item has position 0, the second item has position 1, and so on.</text:span></text:p>
            <text:p><text:span text:style-name="T2">Example</text:span></text:p>
            <text:p/>
            <text:p><text:span text:style-name="T1">Search an array for the item "Apple":</text:span></text:p>
            <text:p><text:span text:style-name="T1">const fruits = ["Apple", "Orange", "Apple", "Mango"];</text:span></text:p>
            <text:p><text:span text:style-name="T1">let position = fruits.indexOf("Apple") + 1;</text:span></text:p>
            <text:p><text:span text:style-name="T1">Syntax</text:span></text:p>
            <text:p><text:span text:style-name="T1">array.indexOf(item, start)</text:span></text:p>
            <text:p><text:span text:style-name="T1">item </text:span><text:span text:style-name="T1"><text:tab/></text:span><text:span text:style-name="T1">Required. The item to search for.</text:span></text:p>
            <text:p><text:span text:style-name="T1">start </text:span><text:span text:style-name="T1"><text:tab/></text:span><text:span text:style-name="T1">Optional. Where to start the search. Negative values will start at the given position counting from the end, and search to the end.</text:span></text:p>
            <text:p/>
            <text:p><text:span text:style-name="T1">Array.indexOf() returns -1 if the item is not found.</text:span></text:p>
            <text:p/>
            <text:p><text:span text:style-name="T1">If the item is present more than once, it returns the position of the first occurrenc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lastIndexOf()</text:p>
          </draw:text-box>
        </draw:frame>
        <draw:frame draw:style-name="gr19" draw:text-style-name="P3" draw:layer="layout" svg:width="28cm" svg:height="8.783cm" svg:x="0cm" svg:y="2cm">
          <draw:text-box>
            <text:p>Array.lastIndexOf() is the same as Array.indexOf(), but returns the position of the last occurrence of the specified element.</text:p>
            <text:p>Example</text:p>
            <text:p/>
            <text:p>Search an array for the item "Apple":</text:p>
            <text:p>const fruits = ["Apple", "Orange", "Apple", "Mango"];</text:p>
            <text:p>let position = fruits.lastIndexOf("Apple") + 1;</text:p>
            <text:p>Syntax</text:p>
            <text:p>array.lastIndexOf(item, start)</text:p>
            <text:p>item <text:tab/>Required. The item to search for</text:p>
            <text:p>start <text:tab/>Optional. Where to start the search. Negative values will start at the given position counting from the end, and search to the beginning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find()</text:p>
          </draw:text-box>
        </draw:frame>
        <draw:frame draw:style-name="gr18" draw:text-style-name="P3" draw:layer="layout" svg:width="28cm" svg:height="12.338cm" svg:x="0cm" svg:y="2cm">
          <draw:text-box>
            <text:p>The find() method returns the value of the first array element that passes a test function.</text:p>
            <text:p/>
            <text:p>This example finds (returns the value of) the first element that is larger than 18:</text:p>
            <text:p>Example</text:p>
            <text:p>const numbers = [4, 9, 16, 25, 29];</text:p>
            <text:p>let first = numbers.find(myFunction);</text:p>
            <text:p/>
            <text:p>function myFunction(value, index, array) {</text:p>
            <text:p><text:s text:c="2"/>return value &gt; 18;</text:p>
            <text:p>}</text:p>
            <text:p/>
            <text:p>Note that the function takes 3 arguments:</text:p>
            <text:p/>
            <text:p><text:s text:c="4"/>The item value</text:p>
            <text:p><text:s text:c="4"/>The item index</text:p>
            <text:p><text:s text:c="4"/>The array itself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findIndex()</text:p>
          </draw:text-box>
        </draw:frame>
        <draw:frame draw:style-name="gr18" draw:text-style-name="P3" draw:layer="layout" svg:width="28cm" svg:height="13.049cm" svg:x="0cm" svg:y="2cm">
          <draw:text-box>
            <text:p>The findIndex() method returns the index of the first array element that passes a test function.</text:p>
            <text:p/>
            <text:p>This example finds the index of the first element that is larger than 18:</text:p>
            <text:p>Example:</text:p>
            <text:p/>
            <text:p><text:span text:style-name="T4">const numbers = [4, 9, 16, 25, 29];</text:span></text:p>
            <text:p><text:span text:style-name="T4">let first = numbers.findIndex(</text:span><text:span text:style-name="T38">myFunction</text:span><text:span text:style-name="T4">);</text:span></text:p>
            <text:p><text:span text:style-name="T4"/></text:p>
            <text:p><text:span text:style-name="T4">function </text:span><text:span text:style-name="T38">myFunction</text:span><text:span text:style-name="T4">(value, index, array) {</text:span></text:p>
            <text:p><text:span text:style-name="T4"><text:s text:c="2"/></text:span><text:span text:style-name="T4">return value &gt; 18;</text:span></text:p>
            <text:p><text:span text:style-name="T4">}</text:span></text:p>
            <text:p><text:span text:style-name="T4"/></text:p>
            <text:p>Note that the function takes 3 arguments:</text:p>
            <text:p/>
            <text:p><text:s text:c="4"/>The item value</text:p>
            <text:p><text:s text:c="4"/>The item index</text:p>
            <text:p><text:s text:c="4"/>The array itself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.from()</text:p>
          </draw:text-box>
        </draw:frame>
        <draw:frame draw:style-name="gr20" draw:text-style-name="P3" draw:layer="layout" svg:width="28cm" svg:height="4.517cm" svg:x="0cm" svg:y="2cm">
          <draw:text-box>
            <text:p>The Array.from() method returns an Array object from any object with a length property or any iterable object.</text:p>
            <text:p>Example</text:p>
            <text:p/>
            <text:p>Create an Array from a String:</text:p>
            <text:p>Array.from("ABCDEFG");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Keys()</text:p>
          </draw:text-box>
        </draw:frame>
        <draw:frame draw:style-name="gr21" draw:text-style-name="P3" draw:layer="layout" svg:width="27cm" svg:height="9.494cm" svg:x="0.5cm" svg:y="2.5cm">
          <draw:text-box>
            <text:p>The Array.keys() method returns an Array Iterator object with the keys of an array.</text:p>
            <text:p>Example</text:p>
            <text:p/>
            <text:p>Create an Array Iterator object, containing the keys of the array:</text:p>
            <text:p/>
            <text:p><text:span text:style-name="T4">const fruits = ["Banana", "Orange", "Apple", "Mango"];</text:span></text:p>
            <text:p><text:span text:style-name="T4">const keys = fruits.keys();</text:span></text:p>
            <text:p><text:span text:style-name="T4"/></text:p>
            <text:p><text:span text:style-name="T4">for (let x of keys) {</text:span></text:p>
            <text:p><text:span text:style-name="T4"><text:s text:c="2"/></text:span><text:span text:style-name="T4">text += x + "&lt;br&gt;";</text:span></text:p>
            <text:p><text:span text:style-name="T4">} </text:span></text:p>
            <text:p><text:span text:style-name="T4"/></text:p>
            <text:p><text:span text:style-name="T4">/* x contains the indices *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entries()</text:p>
          </draw:text-box>
        </draw:frame>
        <draw:frame draw:style-name="gr10" draw:text-style-name="P3" draw:layer="layout" svg:width="26.5cm" svg:height="11.627cm" svg:x="0.2cm" svg:y="2.2cm">
          <draw:text-box>
            <text:p>Create an Array Iterator, and then iterate over the key/value pairs:</text:p>
            <text:p>const fruits = ["Banana", "Orange", "Apple", "Mango"];</text:p>
            <text:p>const f = fruits.entries();</text:p>
            <text:p/>
            <text:p>for (let x of f) {</text:p>
            <text:p><text:s text:c="2"/>document.getElementById("demo").innerHTML += x;</text:p>
            <text:p>}</text:p>
            <text:p/>
            <text:p>The entries() method returns an Array Iterator object with key/value pairs:</text:p>
            <text:p/>
            <text:p>[0, "Banana"]</text:p>
            <text:p>[1, "Orange"]</text:p>
            <text:p>[2, "Apple"]</text:p>
            <text:p>[3, "Mango"]</text:p>
            <text:p/>
            <text:p>The entries() method does not change the original array.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includes()</text:p>
          </draw:text-box>
        </draw:frame>
        <draw:frame draw:style-name="gr21" draw:text-style-name="P3" draw:layer="layout" svg:width="26cm" svg:height="7.361cm" svg:x="1cm" svg:y="2.5cm">
          <draw:text-box>
            <text:p>ECMAScript 2016 introduced Array.includes() to arrays. This allows us to check if an element is present in an array (including NaN, unlike indexOf).</text:p>
            <text:p>Example</text:p>
            <text:p>const fruits = ["Banana", "Orange", "Apple", "Mango"];</text:p>
            <text:p/>
            <text:p>fruits.includes("Mango"); // is true </text:p>
            <text:p/>
            <text:p/>
            <text:p/>
            <text:p>Array.includes() allows to check for NaN values. Unlike Array.indexOf()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Methods filter(), every() and some()</text:p>
          </draw:text-box>
        </draw:frame>
        <draw:frame draw:style-name="gr22" draw:text-style-name="P5" draw:layer="layout" svg:width="27.3cm" svg:height="11.4cm" svg:x="0.2cm" svg:y="2.1cm">
          <draw:text-box>
            <text:p><text:span text:style-name="T7">With respect to our examples with numbers and comparison with 18:</text:span></text:p>
            <text:p><text:span text:style-name="T7"/></text:p>
            <text:p><text:span text:style-name="T7"># filter(): returns numbers greater than 18</text:span></text:p>
            <text:p><text:span text:style-name="T7"/></text:p>
            <text:p><text:span text:style-name="T7"># every(): returns true if all numbers are greater than 18</text:span></text:p>
            <text:p><text:span text:style-name="T7"/></text:p>
            <text:p><text:span text:style-name="T7"># some(): returns true if any of the numbers is greater than 18</text:span></text:p>
            <text:p><text:span text:style-name="T7"/></text:p>
            <text:p text:style-name="P7"><text:span text:style-name="T11"># find(): callback function returns true if a condition is met.</text:span></text:p>
            <text:p text:style-name="P7"><text:span text:style-name="T7">The find() method returns the value of the first array element that passes a test function.</text:span></text:p>
            <text:p><text:span text:style-name="T7"/></text:p>
            <text:p text:style-name="P7"><text:span text:style-name="T11"># findIndex(): callback function returns true if a condition is met.</text:span></text:p>
            <text:p text:style-name="P7"><text:span text:style-name="T11">The findIndex() method returns the index of the first array element that passes a test function.</text:span></text:p>
            <text:p text:style-name="P7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Array Spread (...)</text:p>
          </draw:text-box>
        </draw:frame>
        <draw:frame draw:style-name="gr21" draw:text-style-name="P3" draw:layer="layout" svg:width="26.5cm" svg:height="8.072cm" svg:x="0.5cm" svg:y="2.5cm">
          <draw:text-box>
            <text:p>JavaScript Array Spread (...)</text:p>
            <text:p/>
            <text:p>The ... operator expands an iterable (like an array) into more elements:</text:p>
            <text:p>Example</text:p>
            <text:p/>
            <text:p>const q1 = ["Jan", "Feb", "Mar"];</text:p>
            <text:p>const q2 = ["Apr", "May", "Jun"];</text:p>
            <text:p>const q3 = ["Jul", "Aug", "Sep"];</text:p>
            <text:p>const q4 = ["Oct", "Nov", "May"];</text:p>
            <text:p/>
            <text:p>const year = [...q1, ...q2, ...q3, ...q4];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30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30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2T19:14:37.748755365</meta:creation-date>
    <meta:editing-duration>PT9H44M8S</meta:editing-duration>
    <meta:editing-cycles>31</meta:editing-cycles>
    <meta:generator>LibreOffice/7.3.7.2$Linux_X86_64 LibreOffice_project/30$Build-2</meta:generator>
    <dc:title>Blue Curve</dc:title>
    <dc:date>2023-10-20T10:13:12.187942242</dc:date>
    <meta:document-statistic meta:object-count="154"/>
  </office:meta>
</office:document-meta>
</file>